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528in" table:align="left"/>
    </style:style>
    <style:style style:name="Table1.A" style:family="table-column">
      <style:table-column-properties style:column-width="1.1681in"/>
    </style:style>
    <style:style style:name="Table1.B" style:family="table-column">
      <style:table-column-properties style:column-width="0.7625in"/>
    </style:style>
    <style:style style:name="Table1.C" style:family="table-column">
      <style:table-column-properties style:column-width="1.6222in"/>
    </style:style>
    <style:style style:name="Table1.A1" style:family="table-cell">
      <style:table-cell-properties style:vertical-align="middle"/>
    </style:style>
    <style:style style:name="Table1.C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Table1.A2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199375"/>
    </style:style>
    <style:style style:name="P4" style:family="paragraph" style:parent-style-name="Standard">
      <style:text-properties style:font-name="Arial" fo:font-weight="normal" officeooo:paragraph-rsid="001b7136" style:font-weight-asian="normal" style:font-weight-complex="normal"/>
    </style:style>
    <style:style style:name="P5" style:family="paragraph" style:parent-style-name="Standard">
      <style:text-properties officeooo:paragraph-rsid="001b7136"/>
    </style:style>
    <style:style style:name="P6" style:family="paragraph" style:parent-style-name="Standard">
      <style:paragraph-properties fo:margin-top="0in" fo:margin-bottom="0.1965in" style:contextual-spacing="false"/>
      <style:text-properties style:font-name="Arial"/>
    </style:style>
    <style:style style:name="P7" style:family="paragraph" style:parent-style-name="Standard">
      <style:paragraph-properties fo:margin-top="0in" fo:margin-bottom="0.1965in" style:contextual-spacing="false"/>
      <style:text-properties style:font-name="Arial" officeooo:paragraph-rsid="00199375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>
      <style:paragraph-properties fo:margin-top="0in" fo:margin-bottom="0in" style:contextual-spacing="false" fo:padding="0in" fo:border="none"/>
    </style:style>
    <style:style style:name="P10" style:family="paragraph" style:parent-style-name="Text_20_body">
      <style:paragraph-properties fo:padding="0in" fo:border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</style:style>
    <style:style style:name="P14" style:family="paragraph" style:parent-style-name="Standard">
      <style:text-properties style:font-name="Arial" officeooo:rsid="001b7136" officeooo:paragraph-rsid="001b7136"/>
    </style:style>
    <style:style style:name="P15" style:family="paragraph" style:parent-style-name="Standard">
      <style:text-properties style:font-name="Arial" fo:font-weight="bold" officeooo:rsid="001b7136" officeooo:paragraph-rsid="001b7136" style:font-weight-asian="bold" style:font-weight-complex="bold"/>
    </style:style>
    <style:style style:name="P16" style:family="paragraph" style:parent-style-name="Standard">
      <style:text-properties style:font-name="Arial" fo:font-weight="normal" officeooo:rsid="001b7136" officeooo:paragraph-rsid="001b7136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1b7136" officeooo:paragraph-rsid="001b81c6" style:font-weight-asian="normal" style:font-weight-complex="normal"/>
    </style:style>
    <style:style style:name="P18" style:family="paragraph" style:parent-style-name="Standard">
      <style:text-properties style:font-name="Arial" officeooo:rsid="00199375" officeooo:paragraph-rsid="00199375"/>
    </style:style>
    <style:style style:name="P19" style:family="paragraph" style:parent-style-name="Standard">
      <style:text-properties style:font-name="Arial" officeooo:rsid="00199375" officeooo:paragraph-rsid="001b81c6"/>
    </style:style>
    <style:style style:name="P20" style:family="paragraph" style:parent-style-name="Standard">
      <style:text-properties officeooo:rsid="001b7136" officeooo:paragraph-rsid="001b7136"/>
    </style:style>
    <style:style style:name="P21" style:family="paragraph" style:parent-style-name="Standard">
      <style:text-properties officeooo:paragraph-rsid="001b81c6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136" style:font-weight-asian="bold" style:font-weight-complex="bold"/>
    </style:style>
    <style:style style:name="T4" style:family="text">
      <style:text-properties fo:font-weight="bold" officeooo:rsid="001b81c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99375"/>
    </style:style>
    <style:style style:name="T7" style:family="text">
      <style:text-properties officeooo:rsid="001b7136"/>
    </style:style>
    <style:style style:name="T8" style:family="text">
      <style:text-properties fo:font-style="italic" officeooo:rsid="001b7136" style:font-style-asian="italic" style:font-style-complex="italic"/>
    </style:style>
    <style:style style:name="T9" style:family="text">
      <style:text-properties fo:font-style="italic" officeooo:rsid="001b81c6" style:font-style-asian="italic" style:font-style-complex="italic"/>
    </style:style>
    <style:style style:name="T10" style:family="text">
      <style:text-properties style:font-name="Arial" fo:font-weight="normal" officeooo:rsid="001b7136" style:font-weight-asian="normal" style:font-weight-complex="normal"/>
    </style:style>
    <style:style style:name="T11" style:family="text">
      <style:text-properties style:font-name="Arial" fo:font-weight="normal" officeooo:rsid="001b81c6" style:font-weight-asian="normal" style:font-weight-complex="normal"/>
    </style:style>
    <style:style style:name="T12" style:family="text">
      <style:text-properties style:font-name="Arial" fo:font-style="normal" fo:font-weight="normal" officeooo:rsid="001b7136" style:font-style-asian="normal" style:font-weight-asian="normal" style:font-style-complex="normal" style:font-weight-complex="normal"/>
    </style:style>
    <style:style style:name="T13" style:family="text">
      <style:text-properties style:font-name="Arial" fo:font-style="normal" fo:font-weight="bold" officeooo:rsid="001b7136" style:font-style-asian="normal" style:font-weight-asian="bold" style:font-style-complex="normal" style:font-weight-complex="bold"/>
    </style:style>
    <style:style style:name="T14" style:family="text">
      <style:text-properties style:font-name="Arial" fo:font-weight="bold" officeooo:rsid="001b7136" style:font-weight-asian="bold" style:font-weight-complex="bold"/>
    </style:style>
    <style:style style:name="T15" style:family="text">
      <style:text-properties style:font-name="Arial" officeooo:rsid="001b81c6"/>
    </style:style>
    <style:style style:name="T16" style:family="text">
      <style:text-properties officeooo:rsid="001b81c6"/>
    </style:style>
    <style:style style:name="T17" style:family="text">
      <style:text-properties fo:font-style="normal" officeooo:rsid="001b81c6" style:font-style-asian="normal" style:font-style-complex="normal"/>
    </style:style>
    <style:style style:name="T18" style:family="text">
      <style:text-properties officeooo:rsid="001bc0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The Questions and Answers section of my <text:span text:style-name="T16">DeVore </text:span>Masonic Bible [pg. 31] says:</text:p>
      <text:p text:style-name="P1">"Q. Ladder: Theological.  What is it?</text:p>
      <text:p text:style-name="P1">A. The ladder seen by Jacob in his vision, consisting of <text:span text:style-name="T2">seven</text:span> <text:span text:style-name="T5">rounds</text:span>, alludes to four cardinal virtues and three theological virtues:</text:p>
      <text:p text:style-name="P2"/>
      <text:p text:style-name="P2">- Wisdom</text:p>
      <text:p text:style-name="P2">- Courage</text:p>
      <text:p text:style-name="P2">- Temperance</text:p>
      <text:p text:style-name="P2">- Justice</text:p>
      <text:p text:style-name="P2"/>
      <text:p text:style-name="P2">- Faith</text:p>
      <text:p text:style-name="P2">- Hope</text:p>
      <text:p text:style-name="P6"><text:span text:style-name="T2">- Charity</text:span><text:line-break/>"</text:p>
      <text:p text:style-name="P7">So here is a statement giving an exact number<text:span text:style-name="T18"> of rounds.</text:span>.</text:p>
      <text:p text:style-name="P7"><text:span text:style-name="T7">rluu_20130827: </text:span>Why does the Masonic Bible split <text:span text:style-name="T18">the virtues </text:span>into groups of 4 and 3?  </text:p>
      <text:p text:style-name="P3"><text:span text:style-name="T7">rluu_20130827: </text:span>In corollary to the virtues, there appears to be the opposite of these virtues used in these writings also.  So I am paying attention to those too.</text:p>
      <text:p text:style-name="P3"/>
      <text:p text:style-name="P3"><text:span text:style-name="T7">rluu_20130827: </text:span>Plato<text:span text:style-name="T6">'s work, "Laws", </text:span>talks about these virtues<text:span text:style-name="T6">.</text:span></text:p>
      <text:p text:style-name="P18"/>
      <text:p text:style-name="P21"><text:span text:style-name="T15">rluu_20130827: </text:span><text:span text:style-name="T16">In the Genesis 28:12, it is the angels of God that is ascending and descending Jacob's ladder.  In Revelations 12:7 Michael and his angels fight the dragon and his angels.  So here we have distinct sets of angels.  These are just some ideas/concepts I am keeping in mind.</text:span></text:p>
      <text:p text:style-name="P21"><text:span text:style-name="T15"/></text:p>
      <text:p text:style-name="P19"><text:span text:style-name="T16">rluu_20130828: I was not reading carefully previously. <text:s/>The Masonic Bible says that Jacob's ladder </text:span><text:span text:style-name="T9">alludes</text:span><text:span text:style-name="T17"> to the virtues; it did not say that the ladder </text:span><text:span text:style-name="T9">was </text:span><text:span text:style-name="T17">the virtues. <text:s/>So essentially, the virtues need to be studied to find and see the ladder.</text:span></text:p>
      <text:p text:style-name="P19"><text:span text:style-name="T17"/></text:p>
      <text:p text:style-name="P14">-----------------</text:p>
      <text:p text:style-name="P14"/>
      <text:p text:style-name="P14">Biblical Index to Freemasonry section of my <text:span text:style-name="T16">DeVore </text:span>Masonic Bible [pg. 68] says about Jacob's Ladder:</text:p>
      <text:p text:style-name="P15">Jacob's Ladder</text:p>
      <text:p text:style-name="P16">The story of Jacob's dream or vision in which he saw a stairway leading from earth to heaven and angels descending and ascending on it holds an important place in Masonic ritual. <text:s/>It is employed as a symbol of the progressive course from earth to heaven and of the transition from death to life. <text:s/></text:p>
      <text:p text:style-name="P16"/>
      <text:p text:style-name="P16">Gen. 28:10-22</text:p>
      <text:p text:style-name="P16">1 Cor. 13:13</text:p>
      <text:p text:style-name="P16"/>
      <text:p text:style-name="P21"><text:span text:style-name="T11"/></text:p>
      <text:p text:style-name="P21"><text:span text:style-name="T11">rluu_20130828: </text:span><text:span text:style-name="T16">So here we have more information about a link to </text:span><text:span text:style-name="T4">the course from earth to heaven</text:span><text:span text:style-name="T16"> </text:span><text:soft-page-break/><text:span text:style-name="T16">and the </text:span><text:span text:style-name="T4">transition from death to life</text:span><text:span text:style-name="T16">.  </text:span></text:p>
      <text:p text:style-name="P17"/>
      <text:p text:style-name="P17"><text:span text:style-name="T11"/></text:p>
      <text:p text:style-name="P16">rluu_20130827: Reference to Genesis <text:span text:style-name="T16">given above </text:span>is where Jacob's Ladder is described. <text:s/>The reference to 1 Cor. 13:13 is the location of the reference to 3 virtues:</text:p>
      <text:p text:style-name="P16"/>
      <text:p text:style-name="P16">1 Cor. 13:13 says:</text:p>
      <text:p text:style-name="P4"><text:span text:style-name="T7">"And now abideth </text:span><text:span text:style-name="T3">faith</text:span><text:span text:style-name="T7">, </text:span><text:span text:style-name="T3">hope</text:span><text:span text:style-name="T7">, </text:span><text:span text:style-name="T3">charity</text:span><text:span text:style-name="T7">, these three; but the greatest of these </text:span><text:span text:style-name="T8">is </text:span><text:span text:style-name="T3">charity</text:span><text:span text:style-name="T7">."</text:span></text:p>
      <text:p text:style-name="P16"/>
      <text:p text:style-name="P21"><text:span text:style-name="T11"/></text:p>
      <text:p text:style-name="P17"><text:span text:style-name="T16"/></text:p>
      <text:p text:style-name="P16">------------------</text:p>
      <text:p text:style-name="P16"/>
      <text:p text:style-name="P5"><text:span text:style-name="T10">rluu_20130827: Looking at the concordance of the Bible for the word "</text:span><text:span text:style-name="T14">charity</text:span><text:span text:style-name="T10">" in 1 Corinthians 13, it appears that the definition of the Greek word ἀγάπη or transliterated as </text:span><text:span text:style-name="Emphasis"><text:span text:style-name="T7">agapē</text:span></text:span><text:span text:style-name="Emphasis"><text:span text:style-name="T10"> <text:s/></text:span></text:span><text:span text:style-name="Emphasis"><text:span text:style-name="T12">, is actually: "</text:span></text:span><text:span text:style-name="Emphasis"><text:span text:style-name="T13">affection, good will, love, benevolence, brotherly love</text:span></text:span><text:span text:style-name="Emphasis"><text:span text:style-name="T12">".</text:span></text:span></text:p>
      <text:p text:style-name="P5"><text:span text:style-name="Emphasis"><text:span text:style-name="T12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1">Part of Speech</text:p>
            <text:p text:style-name="P11">feminine noun</text:p>
          </table:table-cell>
          <table:covered-table-cell/>
          <table:table-cell table:style-name="Table1.C1" table:number-rows-spanned="2" office:value-type="string">
            <text:p text:style-name="P11">Root Word (Etymology)</text:p>
            <text:p text:style-name="P12">From <text:a xlink:type="simple" xlink:href="http://www.blueletterbible.org/lang/lexicon/Lexicon.cfm?Strongs=G25&amp;t=KJV">ἀγαπάω (G25)</text:a> </text:p>
          </table:table-cell>
        </table:table-row>
        <table:table-row>
          <table:table-cell table:style-name="Table1.A2" office:value-type="string">
            <text:p text:style-name="P11">TDNT Reference</text:p>
            <text:p text:style-name="P13"><text:a xlink:type="simple" xlink:href="http://www.blueletterbible.org/lang/lexicon/lexicon.cfm?Strongs=G26&amp;t=KJV#">1:21,5</text:a> </text:p>
          </table:table-cell>
          <table:table-cell table:style-name="Table1.A1" office:value-type="string">
            <text:p text:style-name="P11">Vines</text:p>
            <text:p text:style-name="P13"><text:a xlink:type="simple" xlink:href="http://www.blueletterbible.org/lang/lexicon/lexicon.cfm?Strongs=G26&amp;t=KJV#">View Entry</text:a></text:p>
          </table:table-cell>
          <table:covered-table-cell/>
        </table:table-row>
      </table:table>
      <text:p text:style-name="Text_20_body"><text:span text:style-name="Emphasis"><text:span text:style-name="T12">Outline of Biblical Usage </text:span></text:span></text:p>
      <text:p text:style-name="P10"><text:span text:style-name="T1">1)</text:span> affection, good will, love, benevolence, brotherly love</text:p>
      <text:p text:style-name="P10"><text:span text:style-name="T1">2)</text:span> love feasts</text:p>
      <text:p text:style-name="P9"/>
      <text:p text:style-name="P8">Authorized Version (KJV) Translation Count — Total: 116 </text:p>
      <text:p text:style-name="P9"><text:a xlink:type="simple" xlink:href="http://www.blueletterbible.org/lang/lexicon/lexicon.cfm?Strongs=G26&amp;t=KJV#">AV</text:a> — <text:a xlink:type="simple" xlink:href="http://www.blueletterbible.org/search/preSearch.cfm?Criteria=love*+G26">love</text:a> 86,<text:a xlink:type="simple" xlink:href="http://www.blueletterbible.org/search/preSearch.cfm?Criteria=%20charity*+G26"> charity</text:a> 27,<text:a xlink:type="simple" xlink:href="http://www.blueletterbible.org/search/preSearch.cfm?Criteria=%20dear*+G26"> dear</text:a> 1, charitably+2596 1,<text:a xlink:type="simple" xlink:href="http://www.blueletterbible.org/search/preSearch.cfm?Criteria=%20feast%20of%20charity*+G26"> feast of charity</text:a> 1 </text:p>
      <text:p text:style-name="P5"/>
      <text:p text:style-name="P5"/>
      <text:p text:style-name="P20">rluu_20130827: So it shows that this Greek word is translated as "love" 86 times and translated as "charity" 27 times. 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24T10:12:57</meta:creation-date>
    <dc:date>2013-08-28T21:17:30</dc:date>
    <dc:creator>Ryan </dc:creator>
    <meta:editing-duration>PT32M40S</meta:editing-duration>
    <meta:editing-cycles>4</meta:editing-cycles>
    <meta:generator>LibreOffice/3.6$Linux_X86_64 LibreOffice_project/360m1$Build-304</meta:generator>
    <meta:document-statistic meta:table-count="1" meta:image-count="0" meta:object-count="0" meta:page-count="2" meta:paragraph-count="42" meta:word-count="472" meta:character-count="2788" meta:non-whitespace-character-count="2335"/>
  </office:meta>
</office:document-meta>
</file>